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0">
      <style:paragraph-properties fo:margin-top="0cm" fo:margin-bottom="0cm" style:contextual-spacing="false"/>
    </style:style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4">
      <style:paragraph-properties fo:margin-top="0cm" fo:margin-bottom="0cm" style:contextual-spacing="false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1d52a3"/>
    </style:style>
    <style:style style:name="T1" style:family="text">
      <style:text-properties officeooo:rsid="001d52a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/></text:p>
      <text:p text:style-name="P22"><text:span text:style-name="Strong_20_Emphasis"/></text:p>
      <text:p text:style-name="P23"><text:span text:style-name="Strong_20_Emphasis"><text:span text:style-name="T1">Available Data (Relevant)</text:span></text:span></text:p>
      <text:p text:style-name="P23"><text:span text:style-name="Strong_20_Emphasis"/></text:p>
      <text:p text:style-name="P22"><text:span text:style-name="Strong_20_Emphasis"/></text:p>
      <text:list xml:id="list4039529981" text:style-name="L1">
        <text:list-item>
          <text:p text:style-name="P1"><text:span text:style-name="Strong_20_Emphasis">Control Surface Deflections</text:span>:</text:p>
        </text:list-item>
      </text:list>
      <text:list xml:id="list1853191324" text:style-name="L2">
        <text:list-item>
          <text:p text:style-name="P3"><text:span text:style-name="Source_20_Text">data/aero/aero_settings/control_surface_deflection/_as_array</text:span></text:p>
        </text:list-item>
        <text:list-item>
          <text:p text:style-name="P3"><text:span text:style-name="Source_20_Text">data/aero/aero_settings/control_surface_deflection/_read_as</text:span></text:p>
        </text:list-item>
        <text:list-item>
          <text:p text:style-name="P2"><text:span text:style-name="Source_20_Text">data/aero/timestep_info/00000/control_surface_deflection</text:span> (and other timestep_info groups)</text:p>
        </text:list-item>
      </text:list>
      <text:list xml:id="list1293440075" text:style-name="L3">
        <text:list-item>
          <text:p text:style-name="P4"><text:span text:style-name="Strong_20_Emphasis">Aeroelastic Mapping and Settings</text:span>:</text:p>
        </text:list-item>
      </text:list>
      <text:list xml:id="list1615351438" text:style-name="L4">
        <text:list-item>
          <text:p text:style-name="P6"><text:span text:style-name="Source_20_Text">data/aero/aero2struct_mapping/00000/_as_array</text:span></text:p>
        </text:list-item>
        <text:list-item>
          <text:p text:style-name="P6"><text:span text:style-name="Source_20_Text">data/aero/aero2struct_mapping/00001/_as_array</text:span></text:p>
        </text:list-item>
        <text:list-item>
          <text:p text:style-name="P6"><text:span text:style-name="Source_20_Text">data/aero/aero_settings/aligned_grid</text:span></text:p>
        </text:list-item>
        <text:list-item>
          <text:p text:style-name="P5"><text:span text:style-name="Source_20_Text">data/aero/aero_settings/freestream_dir</text:span></text:p>
        </text:list-item>
      </text:list>
      <text:list xml:id="list2902841794" text:style-name="L5">
        <text:list-item>
          <text:p text:style-name="P7"><text:span text:style-name="Strong_20_Emphasis">Structural Information</text:span>:</text:p>
        </text:list-item>
      </text:list>
      <text:list xml:id="list3970423499" text:style-name="L6">
        <text:list-item>
          <text:p text:style-name="P9"><text:span text:style-name="Source_20_Text">data/aero/beam/*</text:span> (various structural parameters including elements, boundary conditions, mass, stiffness, etc.)</text:p>
        </text:list-item>
        <text:list-item>
          <text:p text:style-name="P8"><text:span text:style-name="Source_20_Text">data/structure/*</text:span> (additional structural data including position, velocity, forces, and boundary conditions)</text:p>
        </text:list-item>
      </text:list>
      <text:list xml:id="list73421075" text:style-name="L7">
        <text:list-item>
          <text:p text:style-name="P10"><text:span text:style-name="Strong_20_Emphasis">Forces and Moments</text:span>:</text:p>
        </text:list-item>
      </text:list>
      <text:list xml:id="list2271686104" text:style-name="L8">
        <text:list-item>
          <text:p text:style-name="P12"><text:span text:style-name="Source_20_Text">data/aero/timestep_info/00000/body_steady_forces</text:span></text:p>
        </text:list-item>
        <text:list-item>
          <text:p text:style-name="P12"><text:span text:style-name="Source_20_Text">data/aero/timestep_info/00000/body_unsteady_forces</text:span></text:p>
        </text:list-item>
        <text:list-item>
          <text:p text:style-name="P12"><text:span text:style-name="Source_20_Text">data/aero/timestep_info/00000/dynamic_forces</text:span></text:p>
        </text:list-item>
        <text:list-item>
          <text:p text:style-name="P11"><text:span text:style-name="Source_20_Text">data/structure/timestep_info/00000/total_forces</text:span></text:p>
        </text:list-item>
      </text:list>
      <text:list xml:id="list4107529081" text:style-name="L9">
        <text:list-item>
          <text:p text:style-name="P13"><text:span text:style-name="Strong_20_Emphasis">Gamma and Wake Data</text:span>:</text:p>
        </text:list-item>
      </text:list>
      <text:list xml:id="list3216165282" text:style-name="L10">
        <text:list-item>
          <text:p text:style-name="P15"><text:span text:style-name="Source_20_Text">data/aero/ini_info/gamma/*</text:span></text:p>
        </text:list-item>
        <text:list-item>
          <text:p text:style-name="P15"><text:span text:style-name="Source_20_Text">data/aero/ini_info/gamma_dot/*</text:span></text:p>
        </text:list-item>
        <text:list-item>
          <text:p text:style-name="P15"><text:span text:style-name="Source_20_Text">data/aero/ini_info/gamma_star/*</text:span></text:p>
        </text:list-item>
        <text:list-item>
          <text:p text:style-name="P15"><text:span text:style-name="Source_20_Text">data/aero/timestep_info/*/gamma</text:span></text:p>
        </text:list-item>
        <text:list-item>
          <text:p text:style-name="P15"><text:span text:style-name="Source_20_Text">data/aero/timestep_info/*/gamma_dot</text:span></text:p>
        </text:list-item>
        <text:list-item>
          <text:p text:style-name="P15"><text:span text:style-name="Source_20_Text">data/aero/timestep_info/*/gamma_star</text:span></text:p>
        </text:list-item>
        <text:list-item>
          <text:p text:style-name="P14"><text:span text:style-name="Source_20_Text">data/aero/timestep_info/*/wake_conv_vel</text:span></text:p>
        </text:list-item>
      </text:list>
      <text:list xml:id="list1977172701" text:style-name="L11">
        <text:list-item>
          <text:p text:style-name="P16"><text:span text:style-name="Strong_20_Emphasis">Positional and Orientation Data</text:span>:</text:p>
        </text:list-item>
      </text:list>
      <text:list xml:id="list3137822676" text:style-name="L12">
        <text:list-item>
          <text:p text:style-name="P18"><text:span text:style-name="Source_20_Text">data/structure/ini_info/for_pos</text:span></text:p>
        </text:list-item>
        <text:list-item>
          <text:p text:style-name="P18"><text:span text:style-name="Source_20_Text">data/structure/ini_info/for_vel</text:span></text:p>
        </text:list-item>
        <text:list-item>
          <text:p text:style-name="P18"><text:span text:style-name="Source_20_Text">data/structure/ini_info/pos</text:span></text:p>
        </text:list-item>
        <text:list-item>
          <text:p text:style-name="P18"><text:span text:style-name="Source_20_Text">data/structure/ini_info/quat</text:span></text:p>
        </text:list-item>
        <text:list-item>
          <text:p text:style-name="P18"><text:span text:style-name="Source_20_Text">data/structure/timestep_info/*/for_pos</text:span></text:p>
        </text:list-item>
        <text:list-item>
          <text:p text:style-name="P18"><text:soft-page-break/><text:span text:style-name="Source_20_Text">data/structure/timestep_info/*/pos</text:span></text:p>
        </text:list-item>
        <text:list-item>
          <text:p text:style-name="P17"><text:span text:style-name="Source_20_Text">data/structure/timestep_info/*/quat</text:span></text:p>
        </text:list-item>
      </text:list>
      <text:list xml:id="list1461288995" text:style-name="L13">
        <text:list-item>
          <text:p text:style-name="P19"><text:span text:style-name="Strong_20_Emphasis">Miscellaneous Aero Data</text:span>:</text:p>
        </text:list-item>
      </text:list>
      <text:list xml:id="list2745312287" text:style-name="L14">
        <text:list-item>
          <text:p text:style-name="P21"><text:span text:style-name="Source_20_Text">data/aero/data_dict/*</text:span> (including chord, airfoil distribution, surface distribution, etc.)</text:p>
        </text:list-item>
        <text:list-item>
          <text:p text:style-name="P21"><text:span text:style-name="Source_20_Text">data/aero/initial_strip_z_rot</text:span></text:p>
        </text:list-item>
        <text:list-item>
          <text:p text:style-name="P21"><text:span text:style-name="Source_20_Text">data/aero/n_aero_node</text:span></text:p>
        </text:list-item>
        <text:list-item>
          <text:p text:style-name="P20"><text:span text:style-name="Source_20_Text">data/aero/n_control_surface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5:43:37.387844487</meta:creation-date>
    <dc:date>2024-07-18T15:44:56.299968928</dc:date>
    <meta:editing-duration>PT1M19S</meta:editing-duration>
    <meta:editing-cycles>1</meta:editing-cycles>
    <meta:document-statistic meta:table-count="0" meta:image-count="0" meta:object-count="0" meta:page-count="2" meta:paragraph-count="39" meta:word-count="126" meta:character-count="1640" meta:non-whitespace-character-count="1591"/>
    <meta:generator>LibreOffice/7.3.7.2$Linux_X86_64 LibreOffice_project/30$Build-2</meta:generator>
  </office:meta>
</office:document-meta>
</file>